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d67d4" officeooo:paragraph-rsid="001d67d4"/>
    </style:style>
    <style:style style:name="P2" style:family="paragraph" style:parent-style-name="Standard" style:list-style-name="L1">
      <style:paragraph-properties fo:line-height="150%" fo:text-align="end" style:justify-single-word="false" style:writing-mode="rl-tb"/>
      <style:text-properties officeooo:rsid="001d67d4" officeooo:paragraph-rsid="001d67d4"/>
    </style:style>
    <style:style style:name="P3" style:family="paragraph" style:parent-style-name="Standard">
      <style:paragraph-properties fo:text-align="end" style:justify-single-word="false" style:writing-mode="rl-tb"/>
      <style:text-properties officeooo:rsid="001d67d4" officeooo:paragraph-rsid="001d67d4" style:font-size-complex="10pt"/>
    </style:style>
    <style:style style:name="P4" style:family="paragraph" style:parent-style-name="Standard">
      <style:paragraph-properties fo:line-height="150%" fo:text-align="end" style:justify-single-word="false" style:writing-mode="rl-tb"/>
      <style:text-properties officeooo:rsid="001d67d4" officeooo:paragraph-rsid="001d67d4" style:font-size-complex="10pt"/>
    </style:style>
    <style:style style:name="P5" style:family="paragraph" style:parent-style-name="Standard" style:list-style-name="L1">
      <style:paragraph-properties fo:line-height="150%" fo:text-align="end" style:justify-single-word="false" style:writing-mode="rl-tb"/>
      <style:text-properties officeooo:paragraph-rsid="001d67d4"/>
    </style:style>
    <style:style style:name="P6" style:family="paragraph" style:parent-style-name="Standard">
      <style:paragraph-properties fo:line-height="150%" fo:text-align="start" style:justify-single-word="false" style:writing-mode="lr-tb"/>
      <style:text-properties officeooo:rsid="001d67d4" officeooo:paragraph-rsid="001d67d4" style:font-size-complex="10pt"/>
    </style:style>
    <style:style style:name="P7" style:family="paragraph" style:parent-style-name="Standard" style:list-style-name="L1">
      <style:paragraph-properties fo:line-height="150%" fo:text-align="start" style:justify-single-word="false" style:writing-mode="lr-tb"/>
      <style:text-properties officeooo:paragraph-rsid="001d67d4"/>
    </style:style>
    <style:style style:name="P8" style:family="paragraph" style:parent-style-name="Standard" style:list-style-name="L1">
      <style:paragraph-properties fo:line-height="150%" fo:text-align="start" style:justify-single-word="false" style:writing-mode="lr-tb"/>
      <style:text-properties officeooo:rsid="001d67d4" officeooo:paragraph-rsid="001d67d4"/>
    </style:style>
    <style:style style:name="T1" style:family="text">
      <style:text-properties style:font-size-complex="10pt"/>
    </style:style>
    <style:style style:name="T2" style:family="text">
      <style:text-properties officeooo:rsid="001d67d4"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نام خدا</text:p>
      <text:p text:style-name="P3">نصب پیش نیازها</text:p>
      <text:p text:style-name="P4">برای نصب تمام پیش‌نیاز‌ها یک فایل با نام requirements.txt ساخته شده است، که در آن تمام پکیج‌هایی که برای اجرا شده برنامه نیاز می باشد،‌نوشته شده است. برای نصب تمام این پکیج‌ها از دستور زیر استفاده شود:</text:p>
      <text:p text:style-name="P6">pip3 install -r requirements.txt</text:p>
      <text:p text:style-name="P6"/>
      <text:p text:style-name="P4">APIهای برنامه</text:p>
      <text:p text:style-name="P4">در این برنامه برای سهولت استفاده دو API مهیا شده است که در ادامه توضیح داده شده اند.</text:p>
      <text:list xml:id="list1591658834" text:style-name="L1">
        <text:list-item>
          <text:p text:style-name="P5"><text:span text:style-name="T2">API اول plot/: این API نیاز به دو پارامترِ dip و strike دارد که باید در بدنه درخواست HTTP وارد شوند. به عنوان مثال در یک سیستم عامل یونیکسی می‌توان از دستور زیر برای ارسال این دو پارامتر استفاده نمود:</text:span></text:p>
          <text:p text:style-name="P7"><text:span text:style-name="T2">curl localhost:5000/plot -F dip=4 -F strike=12 <text:s/>; echo - </text:span></text:p>
          <text:p text:style-name="P2"><text:span text:style-name="T1">خروجی دستور فوق شامل یک پیام می‌باشد که نشان می‌دهد عملیات موفقیت آمیز بوده و همچنین نام یک فایل را بر می‌گرداند،‌ که نام این فایل در API بعدی برای دانلود figure مورد نظر استفاده می‌شود.</text:span></text:p>
        </text:list-item>
        <text:list-item>
          <text:p text:style-name="P2"><text:span text:style-name="T1">API دوم download/filename: توسط این API تصویر رسم شده در مرحله قبلی دانلود می‌شود و در صورت عدم وجود تصویر پیغام متناسب با عدم وجود تصویر برگردانده می‌شود. برای مثال در زیر از برنامه wget برای دانلود تصویر مورد نظر استفاده شده است:</text:span></text:p>
          <text:p text:style-name="P8"><text:span text:style-name="T1">wget localhost:5000/download/7dfd2be4124e0dd7a7a4ffaac08e8f.png</text:span></text:p>
          <text:p text:style-name="P2"><text:span text:style-name="T1"/></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07:49:42.326534572</meta:creation-date>
    <dc:date>2018-08-20T08:02:09.370632859</dc:date>
    <meta:editing-duration>PT47S</meta:editing-duration>
    <meta:editing-cycles>1</meta:editing-cycles>
    <meta:document-statistic meta:table-count="0" meta:image-count="0" meta:object-count="0" meta:page-count="1" meta:paragraph-count="12" meta:word-count="202" meta:character-count="1081" meta:non-whitespace-character-count="894"/>
    <meta:generator>LibreOffice/6.0.3.2$Linux_X86_64 LibreOffice_project/00m0$Build-2</meta:generator>
  </office:meta>
</office:document-meta>
</file>